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47</text:p>
          </table:table-cell>
          <table:table-cell office:value-type="string" calcext:value-type="string">
            <text:p>With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24.5161505108426" calcext:value-type="float">
            <text:p>24.5161505108426</text:p>
          </table:table-cell>
          <table:table-cell office:value-type="float" office:value="-0.00230887791307572" calcext:value-type="float">
            <text:p>-0.002308877913076</text:p>
          </table:table-cell>
          <table:table-cell office:value-type="float" office:value="35.962098576871" calcext:value-type="float">
            <text:p>35.962098576871</text:p>
          </table:table-cell>
          <table:table-cell office:value-type="float" office:value="-0.02400088204642" calcext:value-type="float">
            <text:p>-0.02400088204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26.7420279252874" calcext:value-type="float">
            <text:p>26.7420279252874</text:p>
          </table:table-cell>
          <table:table-cell office:value-type="float" office:value="0.00483774315435242" calcext:value-type="float">
            <text:p>0.004837743154352</text:p>
          </table:table-cell>
          <table:table-cell office:value-type="float" office:value="37.1620081445768" calcext:value-type="float">
            <text:p>37.1620081445768</text:p>
          </table:table-cell>
          <table:table-cell office:value-type="float" office:value="-0.159248853015965" calcext:value-type="float">
            <text:p>-0.1592488530159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27.6063949216635" calcext:value-type="float">
            <text:p>27.6063949216635</text:p>
          </table:table-cell>
          <table:table-cell office:value-type="float" office:value="-0.000918056552522933" calcext:value-type="float">
            <text:p>-0.000918056552523</text:p>
          </table:table-cell>
          <table:table-cell office:value-type="float" office:value="36.1865489572884" calcext:value-type="float">
            <text:p>36.1865489572884</text:p>
          </table:table-cell>
          <table:table-cell office:value-type="float" office:value="-0.12552702190583" calcext:value-type="float">
            <text:p>-0.12552702190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26.831183545938" calcext:value-type="float">
            <text:p>26.831183545938</text:p>
          </table:table-cell>
          <table:table-cell office:value-type="float" office:value="-0.00154471975189773" calcext:value-type="float">
            <text:p>-0.001544719751898</text:p>
          </table:table-cell>
          <table:table-cell office:value-type="float" office:value="35.2448905841602" calcext:value-type="float">
            <text:p>35.2448905841602</text:p>
          </table:table-cell>
          <table:table-cell office:value-type="float" office:value="0.059342581842266" calcext:value-type="float">
            <text:p>0.059342581842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.97</text:p>
          </table:table-cell>
          <table:table-cell office:value-type="float" office:value="24.29827521309" calcext:value-type="float">
            <text:p>24.29827521309</text:p>
          </table:table-cell>
          <table:table-cell table:style-name="ce2" office:value-type="float" office:value="-0.0000297927511563691" calcext:value-type="float">
            <text:p>-2.98E-05</text:p>
          </table:table-cell>
          <table:table-cell office:value-type="float" office:value="37.1357960200854" calcext:value-type="float">
            <text:p>37.1357960200854</text:p>
          </table:table-cell>
          <table:table-cell office:value-type="float" office:value="0.0944754710989768" calcext:value-type="float">
            <text:p>0.094475471098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office:value-type="float" office:value="19.6386783574234" calcext:value-type="float">
            <text:p>19.6386783574234</text:p>
          </table:table-cell>
          <table:table-cell office:value-type="float" office:value="-0.00180690938379796" calcext:value-type="float">
            <text:p>-0.001806909383798</text:p>
          </table:table-cell>
          <table:table-cell office:value-type="float" office:value="36.7273735050569" calcext:value-type="float">
            <text:p>36.7273735050569</text:p>
          </table:table-cell>
          <table:table-cell office:value-type="float" office:value="0.176208451543552" calcext:value-type="float">
            <text:p>0.176208451543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26.3267382161795" calcext:value-type="float">
            <text:p>26.3267382161795</text:p>
          </table:table-cell>
          <table:table-cell office:value-type="float" office:value="-0.00132491269431679" calcext:value-type="float">
            <text:p>-0.001324912694317</text:p>
          </table:table-cell>
          <table:table-cell office:value-type="float" office:value="37.5196116102247" calcext:value-type="float">
            <text:p>37.5196116102247</text:p>
          </table:table-cell>
          <table:table-cell office:value-type="float" office:value="0.0850093660690664" calcext:value-type="float">
            <text:p>0.085009366069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24.9226250535733" calcext:value-type="float">
            <text:p>24.9226250535733</text:p>
          </table:table-cell>
          <table:table-cell office:value-type="float" office:value="0.00146962212958032" calcext:value-type="float">
            <text:p>0.00146962212958</text:p>
          </table:table-cell>
          <table:table-cell office:value-type="float" office:value="35.3529441806274" calcext:value-type="float">
            <text:p>35.3529441806274</text:p>
          </table:table-cell>
          <table:table-cell office:value-type="float" office:value="0.066419579404215" calcext:value-type="float">
            <text:p>0.066419579404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" calcext:value-type="float">
            <text:p>0.97</text:p>
          </table:table-cell>
          <table:table-cell office:value-type="float" office:value="24.8183922593844" calcext:value-type="float">
            <text:p>24.8183922593844</text:p>
          </table:table-cell>
          <table:table-cell office:value-type="float" office:value="0.00164184301250264" calcext:value-type="float">
            <text:p>0.001641843012503</text:p>
          </table:table-cell>
          <table:table-cell office:value-type="float" office:value="36.4871338258822" calcext:value-type="float">
            <text:p>36.4871338258822</text:p>
          </table:table-cell>
          <table:table-cell office:value-type="float" office:value="0.0543045802384786" calcext:value-type="float">
            <text:p>0.0543045802384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26.8203751955484" calcext:value-type="float">
            <text:p>26.8203751955484</text:p>
          </table:table-cell>
          <table:table-cell office:value-type="float" office:value="-0.00405180240949011" calcext:value-type="float">
            <text:p>-0.00405180240949</text:p>
          </table:table-cell>
          <table:table-cell office:value-type="float" office:value="35.8147416990699" calcext:value-type="float">
            <text:p>35.8147416990699</text:p>
          </table:table-cell>
          <table:table-cell office:value-type="float" office:value="-0.0944842273850786" calcext:value-type="float">
            <text:p>-0.09448422738507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:.B12])" office:value-type="float" office:value="0.97" calcext:value-type="float">
            <text:p>0.97</text:p>
          </table:table-cell>
          <table:table-cell table:style-name="ce1" table:formula="of:=AVERAGE([.C3:.C12])" office:value-type="float" office:value="25.252084119893" calcext:value-type="float">
            <text:p>25.252084119893</text:p>
          </table:table-cell>
          <table:table-cell table:style-name="ce1" table:formula="of:=AVERAGE([.D3:.D12])" office:value-type="float" office:value="-0.000403586315982223" calcext:value-type="float">
            <text:p>-0.000403586315982</text:p>
          </table:table-cell>
          <table:table-cell table:style-name="ce1" table:formula="of:=AVERAGE([.E3:.E12])" office:value-type="float" office:value="36.3593147103843" calcext:value-type="float">
            <text:p>36.3593147103843</text:p>
          </table:table-cell>
          <table:table-cell table:style-name="ce1" table:formula="of:=AVERAGE([.F3:.F12])" office:value-type="float" office:value="0.0132499045843261" calcext:value-type="float">
            <text:p>0.0132499045843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55</text:p>
          </table:table-cell>
          <table:table-cell office:value-type="string" calcext:value-type="string">
            <text:p>With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21.1974622293515" calcext:value-type="float">
            <text:p>21.1974622293515</text:p>
          </table:table-cell>
          <table:table-cell table:style-name="ce2" office:value-type="float" office:value="-0.0000626906347325268" calcext:value-type="float">
            <text:p>-6.27E-05</text:p>
          </table:table-cell>
          <table:table-cell office:value-type="float" office:value="27.0441588088868" calcext:value-type="float">
            <text:p>27.0441588088868</text:p>
          </table:table-cell>
          <table:table-cell office:value-type="float" office:value="0.00432363890303394" calcext:value-type="float">
            <text:p>0.004323638903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18.7289772230976" calcext:value-type="float">
            <text:p>18.7289772230976</text:p>
          </table:table-cell>
          <table:table-cell office:value-type="float" office:value="0.00153316785967825" calcext:value-type="float">
            <text:p>0.001533167859678</text:p>
          </table:table-cell>
          <table:table-cell office:value-type="float" office:value="27.0710435325329" calcext:value-type="float">
            <text:p>27.0710435325329</text:p>
          </table:table-cell>
          <table:table-cell office:value-type="float" office:value="-0.00631446583809214" calcext:value-type="float">
            <text:p>-0.006314465838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19.7858636794259" calcext:value-type="float">
            <text:p>19.7858636794259</text:p>
          </table:table-cell>
          <table:table-cell office:value-type="float" office:value="-0.00233512077973397" calcext:value-type="float">
            <text:p>-0.002335120779734</text:p>
          </table:table-cell>
          <table:table-cell office:value-type="float" office:value="27.2484705810265" calcext:value-type="float">
            <text:p>27.2484705810265</text:p>
          </table:table-cell>
          <table:table-cell office:value-type="float" office:value="-0.0569849663070373" calcext:value-type="float">
            <text:p>-0.056984966307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18.287484202005" calcext:value-type="float">
            <text:p>18.287484202005</text:p>
          </table:table-cell>
          <table:table-cell office:value-type="float" office:value="-0.00315984828971934" calcext:value-type="float">
            <text:p>-0.003159848289719</text:p>
          </table:table-cell>
          <table:table-cell office:value-type="float" office:value="26.407089862217" calcext:value-type="float">
            <text:p>26.407089862217</text:p>
          </table:table-cell>
          <table:table-cell office:value-type="float" office:value="0.0637283821029879" calcext:value-type="float">
            <text:p>0.063728382102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.97</text:p>
          </table:table-cell>
          <table:table-cell office:value-type="float" office:value="17.9783905983393" calcext:value-type="float">
            <text:p>17.9783905983393</text:p>
          </table:table-cell>
          <table:table-cell table:style-name="ce2" office:value-type="float" office:value="0.0000266145366861257" calcext:value-type="float">
            <text:p>2.66E-05</text:p>
          </table:table-cell>
          <table:table-cell office:value-type="float" office:value="26.4035510887543" calcext:value-type="float">
            <text:p>26.4035510887543</text:p>
          </table:table-cell>
          <table:table-cell office:value-type="float" office:value="-0.123754944940568" calcext:value-type="float">
            <text:p>-0.123754944940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.97</text:p>
          </table:table-cell>
          <table:table-cell office:value-type="float" office:value="17.824858066186" calcext:value-type="float">
            <text:p>17.824858066186</text:p>
          </table:table-cell>
          <table:table-cell office:value-type="float" office:value="-0.000325209677205686" calcext:value-type="float">
            <text:p>-0.000325209677206</text:p>
          </table:table-cell>
          <table:table-cell office:value-type="float" office:value="26.5227654188768" calcext:value-type="float">
            <text:p>26.5227654188768</text:p>
          </table:table-cell>
          <table:table-cell office:value-type="float" office:value="-0.0246144536713211" calcext:value-type="float">
            <text:p>-0.024614453671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19.2945293896329" calcext:value-type="float">
            <text:p>19.2945293896329</text:p>
          </table:table-cell>
          <table:table-cell office:value-type="float" office:value="-0.00235972324799267" calcext:value-type="float">
            <text:p>-0.002359723247993</text:p>
          </table:table-cell>
          <table:table-cell office:value-type="float" office:value="27.2501458738244" calcext:value-type="float">
            <text:p>27.2501458738244</text:p>
          </table:table-cell>
          <table:table-cell office:value-type="float" office:value="-0.0149098382237341" calcext:value-type="float">
            <text:p>-0.014909838223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18.3001727552648" calcext:value-type="float">
            <text:p>18.3001727552648</text:p>
          </table:table-cell>
          <table:table-cell office:value-type="float" office:value="-0.00492955919212842" calcext:value-type="float">
            <text:p>-0.004929559192128</text:p>
          </table:table-cell>
          <table:table-cell office:value-type="float" office:value="25.8378832858579" calcext:value-type="float">
            <text:p>25.8378832858579</text:p>
          </table:table-cell>
          <table:table-cell office:value-type="float" office:value="-0.0199315735929754" calcext:value-type="float">
            <text:p>-0.0199315735929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22.830308024393" calcext:value-type="float">
            <text:p>22.830308024393</text:p>
          </table:table-cell>
          <table:table-cell table:style-name="ce2" office:value-type="float" office:value="0.000090182984553549" calcext:value-type="float">
            <text:p>9.02E-05</text:p>
          </table:table-cell>
          <table:table-cell office:value-type="float" office:value="26.049544564501" calcext:value-type="float">
            <text:p>26.049544564501</text:p>
          </table:table-cell>
          <table:table-cell office:value-type="float" office:value="0.17610202007206" calcext:value-type="float">
            <text:p>0.17610202007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19.0924774962425" calcext:value-type="float">
            <text:p>19.0924774962425</text:p>
          </table:table-cell>
          <table:table-cell office:value-type="float" office:value="-0.00463772141898266" calcext:value-type="float">
            <text:p>-0.004637721418983</text:p>
          </table:table-cell>
          <table:table-cell office:value-type="float" office:value="26.5759784769873" calcext:value-type="float">
            <text:p>26.5759784769873</text:p>
          </table:table-cell>
          <table:table-cell office:value-type="float" office:value="0.0151165812799492" calcext:value-type="float">
            <text:p>0.01511658127994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7:.B26])" office:value-type="float" office:value="0.967" calcext:value-type="float">
            <text:p>0.967</text:p>
          </table:table-cell>
          <table:table-cell table:style-name="ce1" table:formula="of:=AVERAGE([.C17:.C26])" office:value-type="float" office:value="19.3320523663938" calcext:value-type="float">
            <text:p>19.3320523663938</text:p>
          </table:table-cell>
          <table:table-cell table:style-name="ce1" table:formula="of:=AVERAGE([.D17:.D26])" office:value-type="float" office:value="-0.00161599078595773" calcext:value-type="float">
            <text:p>-0.001615990785958</text:p>
          </table:table-cell>
          <table:table-cell table:style-name="ce1" table:formula="of:=AVERAGE([.E17:.E26])" office:value-type="float" office:value="26.6410631493465" calcext:value-type="float">
            <text:p>26.6410631493465</text:p>
          </table:table-cell>
          <table:table-cell table:style-name="ce1" table:formula="of:=AVERAGE([.F17:.F26])" office:value-type="float" office:value="0.00127603797843028" calcext:value-type="float">
            <text:p>0.001276037978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47</text:p>
          </table:table-cell>
          <table:table-cell office:value-type="string" calcext:value-type="string">
            <text:p>w/o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36.4388509813099" calcext:value-type="float">
            <text:p>36.4388509813099</text:p>
          </table:table-cell>
          <table:table-cell office:value-type="float" office:value="-0.00683823370214541" calcext:value-type="float">
            <text:p>-0.006838233702145</text:p>
          </table:table-cell>
          <table:table-cell office:value-type="float" office:value="82.5494589187682" calcext:value-type="float">
            <text:p>82.5494589187682</text:p>
          </table:table-cell>
          <table:table-cell office:value-type="float" office:value="0.702879578045686" calcext:value-type="float">
            <text:p>0.702879578045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24.5554252111673" calcext:value-type="float">
            <text:p>24.5554252111673</text:p>
          </table:table-cell>
          <table:table-cell office:value-type="float" office:value="-0.00465296548366278" calcext:value-type="float">
            <text:p>-0.004652965483663</text:p>
          </table:table-cell>
          <table:table-cell office:value-type="float" office:value="80.9174259193025" calcext:value-type="float">
            <text:p>80.9174259193025</text:p>
          </table:table-cell>
          <table:table-cell office:value-type="float" office:value="0.466144187186649" calcext:value-type="float">
            <text:p>0.466144187186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.92</text:p>
          </table:table-cell>
          <table:table-cell office:value-type="float" office:value="41.3572718719104" calcext:value-type="float">
            <text:p>41.3572718719104</text:p>
          </table:table-cell>
          <table:table-cell office:value-type="float" office:value="-0.00228407204733947" calcext:value-type="float">
            <text:p>-0.002284072047339</text:p>
          </table:table-cell>
          <table:table-cell office:value-type="float" office:value="82.9809550953675" calcext:value-type="float">
            <text:p>82.9809550953675</text:p>
          </table:table-cell>
          <table:table-cell office:value-type="float" office:value="0.325480642709777" calcext:value-type="float">
            <text:p>0.325480642709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31.9663131003963" calcext:value-type="float">
            <text:p>31.9663131003963</text:p>
          </table:table-cell>
          <table:table-cell office:value-type="float" office:value="-0.00812705327280378" calcext:value-type="float">
            <text:p>-0.008127053272804</text:p>
          </table:table-cell>
          <table:table-cell office:value-type="float" office:value="81.3712732370092" calcext:value-type="float">
            <text:p>81.3712732370092</text:p>
          </table:table-cell>
          <table:table-cell office:value-type="float" office:value="0.957002674591931" calcext:value-type="float">
            <text:p>0.957002674591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.89</text:p>
          </table:table-cell>
          <table:table-cell office:value-type="float" office:value="48.3696389290792" calcext:value-type="float">
            <text:p>48.3696389290792</text:p>
          </table:table-cell>
          <table:table-cell table:style-name="ce2" office:value-type="float" office:value="-0.00648448262315685" calcext:value-type="float">
            <text:p>-6.48E-03</text:p>
          </table:table-cell>
          <table:table-cell office:value-type="float" office:value="80.6022676177634" calcext:value-type="float">
            <text:p>80.6022676177634</text:p>
          </table:table-cell>
          <table:table-cell office:value-type="float" office:value="-0.0260536086344086" calcext:value-type="float">
            <text:p>-0.026053608634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50.8748796408915" calcext:value-type="float">
            <text:p>50.8748796408915</text:p>
          </table:table-cell>
          <table:table-cell office:value-type="float" office:value="-0.0106574391402648" calcext:value-type="float">
            <text:p>-0.010657439140265</text:p>
          </table:table-cell>
          <table:table-cell office:value-type="float" office:value="81.8484879627173" calcext:value-type="float">
            <text:p>81.8484879627173</text:p>
          </table:table-cell>
          <table:table-cell office:value-type="float" office:value="0.245199540641875" calcext:value-type="float">
            <text:p>0.245199540641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" calcext:value-type="float">
            <text:p>0.91</text:p>
          </table:table-cell>
          <table:table-cell office:value-type="float" office:value="42.6916306593204" calcext:value-type="float">
            <text:p>42.6916306593204</text:p>
          </table:table-cell>
          <table:table-cell office:value-type="float" office:value="-0.00667514597029024" calcext:value-type="float">
            <text:p>-0.00667514597029</text:p>
          </table:table-cell>
          <table:table-cell office:value-type="float" office:value="81.520463425778" calcext:value-type="float">
            <text:p>81.520463425778</text:p>
          </table:table-cell>
          <table:table-cell office:value-type="float" office:value="0.140796481477429" calcext:value-type="float">
            <text:p>0.140796481477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47.0063652781029" calcext:value-type="float">
            <text:p>47.0063652781029</text:p>
          </table:table-cell>
          <table:table-cell office:value-type="float" office:value="-0.0063428540848733" calcext:value-type="float">
            <text:p>-0.006342854084873</text:p>
          </table:table-cell>
          <table:table-cell office:value-type="float" office:value="83.8887496626172" calcext:value-type="float">
            <text:p>83.8887496626172</text:p>
          </table:table-cell>
          <table:table-cell office:value-type="float" office:value="-0.219226393469175" calcext:value-type="float">
            <text:p>-0.219226393469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31.4685173286751" calcext:value-type="float">
            <text:p>31.4685173286751</text:p>
          </table:table-cell>
          <table:table-cell office:value-type="float" office:value="-0.00543976438425297" calcext:value-type="float">
            <text:p>-0.005439764384253</text:p>
          </table:table-cell>
          <table:table-cell office:value-type="float" office:value="82.6162830360451" calcext:value-type="float">
            <text:p>82.6162830360451</text:p>
          </table:table-cell>
          <table:table-cell office:value-type="float" office:value="0.110127352840237" calcext:value-type="float">
            <text:p>0.110127352840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40.9857090794889" calcext:value-type="float">
            <text:p>40.9857090794889</text:p>
          </table:table-cell>
          <table:table-cell office:value-type="float" office:value="-0.014208427204259" calcext:value-type="float">
            <text:p>-0.014208427204259</text:p>
          </table:table-cell>
          <table:table-cell office:value-type="float" office:value="82.4882956949888" calcext:value-type="float">
            <text:p>82.4882956949888</text:p>
          </table:table-cell>
          <table:table-cell office:value-type="float" office:value="-0.0502854400534009" calcext:value-type="float">
            <text:p>-0.05028544005340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1:.B40])" office:value-type="float" office:value="0.923" calcext:value-type="float">
            <text:p>0.923</text:p>
          </table:table-cell>
          <table:table-cell table:style-name="ce1" table:formula="of:=AVERAGE([.C31:.C40])" office:value-type="float" office:value="39.5714602080342" calcext:value-type="float">
            <text:p>39.5714602080342</text:p>
          </table:table-cell>
          <table:table-cell table:style-name="ce1" table:formula="of:=AVERAGE([.D31:.D40])" office:value-type="float" office:value="-0.00717104379130486" calcext:value-type="float">
            <text:p>-0.007171043791305</text:p>
          </table:table-cell>
          <table:table-cell table:style-name="ce1" table:formula="of:=AVERAGE([.E31:.E40])" office:value-type="float" office:value="82.0783660570357" calcext:value-type="float">
            <text:p>82.0783660570357</text:p>
          </table:table-cell>
          <table:table-cell table:style-name="ce1" table:formula="of:=AVERAGE([.F31:.F40])" office:value-type="float" office:value="0.26520650153366" calcext:value-type="float">
            <text:p>0.265206501533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55</text:p>
          </table:table-cell>
          <table:table-cell office:value-type="string" calcext:value-type="string">
            <text:p>w/o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41.2262981690526" calcext:value-type="float">
            <text:p>41.2262981690526</text:p>
          </table:table-cell>
          <table:table-cell table:style-name="ce2" office:value-type="float" office:value="-0.00971735140640635" calcext:value-type="float">
            <text:p>-9.72E-03</text:p>
          </table:table-cell>
          <table:table-cell office:value-type="float" office:value="60.4398300867805" calcext:value-type="float">
            <text:p>60.4398300867805</text:p>
          </table:table-cell>
          <table:table-cell office:value-type="float" office:value="0.0910139385632765" calcext:value-type="float">
            <text:p>0.091013938563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26.7412405921181" calcext:value-type="float">
            <text:p>26.7412405921181</text:p>
          </table:table-cell>
          <table:table-cell office:value-type="float" office:value="-0.000117398055798837" calcext:value-type="float">
            <text:p>-0.000117398055799</text:p>
          </table:table-cell>
          <table:table-cell office:value-type="float" office:value="59.8481129662812" calcext:value-type="float">
            <text:p>59.8481129662812</text:p>
          </table:table-cell>
          <table:table-cell office:value-type="float" office:value="0.290402583344221" calcext:value-type="float">
            <text:p>0.290402583344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27.2530386813539" calcext:value-type="float">
            <text:p>27.2530386813539</text:p>
          </table:table-cell>
          <table:table-cell office:value-type="float" office:value="-0.00830756928293902" calcext:value-type="float">
            <text:p>-0.008307569282939</text:p>
          </table:table-cell>
          <table:table-cell office:value-type="float" office:value="59.476552261274" calcext:value-type="float">
            <text:p>59.476552261274</text:p>
          </table:table-cell>
          <table:table-cell office:value-type="float" office:value="-0.0219430234237679" calcext:value-type="float">
            <text:p>-0.021943023423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32.2995380680289" calcext:value-type="float">
            <text:p>32.2995380680289</text:p>
          </table:table-cell>
          <table:table-cell office:value-type="float" office:value="-0.00344146811228319" calcext:value-type="float">
            <text:p>-0.003441468112283</text:p>
          </table:table-cell>
          <table:table-cell office:value-type="float" office:value="59.9506732705289" calcext:value-type="float">
            <text:p>59.9506732705289</text:p>
          </table:table-cell>
          <table:table-cell office:value-type="float" office:value="0.191401218062819" calcext:value-type="float">
            <text:p>0.1914012180628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37.3510533110101" calcext:value-type="float">
            <text:p>37.3510533110101</text:p>
          </table:table-cell>
          <table:table-cell table:style-name="ce2" office:value-type="float" office:value="-0.0130718727755815" calcext:value-type="float">
            <text:p>-1.31E-02</text:p>
          </table:table-cell>
          <table:table-cell office:value-type="float" office:value="61.3014349588371" calcext:value-type="float">
            <text:p>61.3014349588371</text:p>
          </table:table-cell>
          <table:table-cell office:value-type="float" office:value="0.201645355499022" calcext:value-type="float">
            <text:p>0.201645355499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38.6270816231967" calcext:value-type="float">
            <text:p>38.6270816231967</text:p>
          </table:table-cell>
          <table:table-cell office:value-type="float" office:value="-0.00381171740752902" calcext:value-type="float">
            <text:p>-0.003811717407529</text:p>
          </table:table-cell>
          <table:table-cell office:value-type="float" office:value="60.5409988640381" calcext:value-type="float">
            <text:p>60.5409988640381</text:p>
          </table:table-cell>
          <table:table-cell office:value-type="float" office:value="0.0464342767426283" calcext:value-type="float">
            <text:p>0.046434276742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3</text:p>
          </table:table-cell>
          <table:table-cell office:value-type="float" office:value="28.9618543825017" calcext:value-type="float">
            <text:p>28.9618543825017</text:p>
          </table:table-cell>
          <table:table-cell office:value-type="float" office:value="-0.00521817897637741" calcext:value-type="float">
            <text:p>-0.005218178976377</text:p>
          </table:table-cell>
          <table:table-cell office:value-type="float" office:value="63.1056151119411" calcext:value-type="float">
            <text:p>63.1056151119411</text:p>
          </table:table-cell>
          <table:table-cell office:value-type="float" office:value="-0.177982311256169" calcext:value-type="float">
            <text:p>-0.177982311256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4.6319319462881" calcext:value-type="float">
            <text:p>34.6319319462881</text:p>
          </table:table-cell>
          <table:table-cell office:value-type="float" office:value="-0.0045113964518076" calcext:value-type="float">
            <text:p>-0.004511396451808</text:p>
          </table:table-cell>
          <table:table-cell office:value-type="float" office:value="60.99886865534" calcext:value-type="float">
            <text:p>60.99886865534</text:p>
          </table:table-cell>
          <table:table-cell office:value-type="float" office:value="-0.108397459049899" calcext:value-type="float">
            <text:p>-0.108397459049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35.9027205466521" calcext:value-type="float">
            <text:p>35.9027205466521</text:p>
          </table:table-cell>
          <table:table-cell table:style-name="ce2" office:value-type="float" office:value="-0.00536346961555976" calcext:value-type="float">
            <text:p>-5.36E-03</text:p>
          </table:table-cell>
          <table:table-cell office:value-type="float" office:value="61.0737291658685" calcext:value-type="float">
            <text:p>61.0737291658685</text:p>
          </table:table-cell>
          <table:table-cell office:value-type="float" office:value="0.149317626588673" calcext:value-type="float">
            <text:p>0.1493176265886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31.1126996643416" calcext:value-type="float">
            <text:p>31.1126996643416</text:p>
          </table:table-cell>
          <table:table-cell office:value-type="float" office:value="0.00194384486114961" calcext:value-type="float">
            <text:p>0.00194384486115</text:p>
          </table:table-cell>
          <table:table-cell office:value-type="float" office:value="59.5603334475165" calcext:value-type="float">
            <text:p>59.5603334475165</text:p>
          </table:table-cell>
          <table:table-cell office:value-type="float" office:value="0.157385271405419" calcext:value-type="float">
            <text:p>0.15738527140541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45:.B54])" office:value-type="float" office:value="0.903" calcext:value-type="float">
            <text:p>0.903</text:p>
          </table:table-cell>
          <table:table-cell table:style-name="ce1" table:formula="of:=AVERAGE([.C45:.C54])" office:value-type="float" office:value="33.4107456984544" calcext:value-type="float">
            <text:p>33.4107456984544</text:p>
          </table:table-cell>
          <table:table-cell table:style-name="ce1" table:formula="of:=AVERAGE([.D45:.D54])" office:value-type="float" office:value="-0.00516165772231331" calcext:value-type="float">
            <text:p>-0.005161657722313</text:p>
          </table:table-cell>
          <table:table-cell table:style-name="ce1" table:formula="of:=AVERAGE([.E45:.E54])" office:value-type="float" office:value="60.6296148788406" calcext:value-type="float">
            <text:p>60.6296148788406</text:p>
          </table:table-cell>
          <table:table-cell table:style-name="ce1" table:formula="of:=AVERAGE([.F45:.F54])" office:value-type="float" office:value="0.0819277476476224" calcext:value-type="float">
            <text:p>0.081927747647622</text:p>
          </table:table-cell>
        </table:table-row>
      </table:table>
      <table:table table:name="RandomFor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47</text:p>
          </table:table-cell>
          <table:table-cell office:value-type="string" calcext:value-type="string">
            <text:p>With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30.3608619787914" calcext:value-type="float">
            <text:p>30.3608619787914</text:p>
          </table:table-cell>
          <table:table-cell office:value-type="float" office:value="-0.00731813955102296" calcext:value-type="float">
            <text:p>-0.007318139551023</text:p>
          </table:table-cell>
          <table:table-cell office:value-type="float" office:value="32.4892262465747" calcext:value-type="float">
            <text:p>32.4892262465747</text:p>
          </table:table-cell>
          <table:table-cell office:value-type="float" office:value="-0.0825099251621066" calcext:value-type="float">
            <text:p>-0.082509925162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30.5811778892897" calcext:value-type="float">
            <text:p>30.5811778892897</text:p>
          </table:table-cell>
          <table:table-cell office:value-type="float" office:value="-0.00909065321349912" calcext:value-type="float">
            <text:p>-0.009090653213499</text:p>
          </table:table-cell>
          <table:table-cell office:value-type="float" office:value="31.6271788996439" calcext:value-type="float">
            <text:p>31.6271788996439</text:p>
          </table:table-cell>
          <table:table-cell office:value-type="float" office:value="-0.0210659436051753" calcext:value-type="float">
            <text:p>-0.021065943605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30.0232273147746" calcext:value-type="float">
            <text:p>30.0232273147746</text:p>
          </table:table-cell>
          <table:table-cell office:value-type="float" office:value="-0.00349687172901523" calcext:value-type="float">
            <text:p>-0.003496871729015</text:p>
          </table:table-cell>
          <table:table-cell office:value-type="float" office:value="30.6955797232725" calcext:value-type="float">
            <text:p>30.6955797232725</text:p>
          </table:table-cell>
          <table:table-cell office:value-type="float" office:value="-0.0827684516809701" calcext:value-type="float">
            <text:p>-0.08276845168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30.3023216472815" calcext:value-type="float">
            <text:p>30.3023216472815</text:p>
          </table:table-cell>
          <table:table-cell office:value-type="float" office:value="-0.00865784620058416" calcext:value-type="float">
            <text:p>-0.008657846200584</text:p>
          </table:table-cell>
          <table:table-cell office:value-type="float" office:value="33.7994635020656" calcext:value-type="float">
            <text:p>33.7994635020656</text:p>
          </table:table-cell>
          <table:table-cell office:value-type="float" office:value="-0.0270968098203773" calcext:value-type="float">
            <text:p>-0.02709680982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30.4784705971989" calcext:value-type="float">
            <text:p>30.4784705971989</text:p>
          </table:table-cell>
          <table:table-cell table:style-name="ce2" office:value-type="float" office:value="-0.00244607054436242" calcext:value-type="float">
            <text:p>-2.45E-03</text:p>
          </table:table-cell>
          <table:table-cell office:value-type="float" office:value="31.3020419646407" calcext:value-type="float">
            <text:p>31.3020419646407</text:p>
          </table:table-cell>
          <table:table-cell office:value-type="float" office:value="-0.140513298155817" calcext:value-type="float">
            <text:p>-0.1405132981558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" calcext:value-type="float">
            <text:p>0.96</text:p>
          </table:table-cell>
          <table:table-cell office:value-type="float" office:value="30.5451768213325" calcext:value-type="float">
            <text:p>30.5451768213325</text:p>
          </table:table-cell>
          <table:table-cell office:value-type="float" office:value="0.0019729874380906" calcext:value-type="float">
            <text:p>0.001972987438091</text:p>
          </table:table-cell>
          <table:table-cell office:value-type="float" office:value="31.6502353028232" calcext:value-type="float">
            <text:p>31.6502353028232</text:p>
          </table:table-cell>
          <table:table-cell office:value-type="float" office:value="0.0537276655010241" calcext:value-type="float">
            <text:p>0.05372766550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.96</text:p>
          </table:table-cell>
          <table:table-cell office:value-type="float" office:value="30.1664886312869" calcext:value-type="float">
            <text:p>30.1664886312869</text:p>
          </table:table-cell>
          <table:table-cell office:value-type="float" office:value="-0.00136477806062982" calcext:value-type="float">
            <text:p>-0.00136477806063</text:p>
          </table:table-cell>
          <table:table-cell office:value-type="float" office:value="31.4116909833242" calcext:value-type="float">
            <text:p>31.4116909833242</text:p>
          </table:table-cell>
          <table:table-cell office:value-type="float" office:value="-0.0118586548704173" calcext:value-type="float">
            <text:p>-0.011858654870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31.224536392647" calcext:value-type="float">
            <text:p>31.224536392647</text:p>
          </table:table-cell>
          <table:table-cell office:value-type="float" office:value="-0.0105526837221628" calcext:value-type="float">
            <text:p>-0.010552683722163</text:p>
          </table:table-cell>
          <table:table-cell office:value-type="float" office:value="31.7834743485866" calcext:value-type="float">
            <text:p>31.7834743485866</text:p>
          </table:table-cell>
          <table:table-cell office:value-type="float" office:value="-0.0444069764085523" calcext:value-type="float">
            <text:p>-0.044406976408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" calcext:value-type="float">
            <text:p>0.96</text:p>
          </table:table-cell>
          <table:table-cell office:value-type="float" office:value="29.9511538715216" calcext:value-type="float">
            <text:p>29.9511538715216</text:p>
          </table:table-cell>
          <table:table-cell office:value-type="float" office:value="-0.00322024309009349" calcext:value-type="float">
            <text:p>-0.003220243090093</text:p>
          </table:table-cell>
          <table:table-cell office:value-type="float" office:value="31.0981378183546" calcext:value-type="float">
            <text:p>31.0981378183546</text:p>
          </table:table-cell>
          <table:table-cell office:value-type="float" office:value="-0.092387428041838" calcext:value-type="float">
            <text:p>-0.092387428041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30.7387054830524" calcext:value-type="float">
            <text:p>30.7387054830524</text:p>
          </table:table-cell>
          <table:table-cell office:value-type="float" office:value="-0.00786851740586196" calcext:value-type="float">
            <text:p>-0.007868517405862</text:p>
          </table:table-cell>
          <table:table-cell office:value-type="float" office:value="31.6836864726337" calcext:value-type="float">
            <text:p>31.6836864726337</text:p>
          </table:table-cell>
          <table:table-cell office:value-type="float" office:value="0.223303483138843" calcext:value-type="float">
            <text:p>0.22330348313884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:.B12])" office:value-type="float" office:value="0.959" calcext:value-type="float">
            <text:p>0.959</text:p>
          </table:table-cell>
          <table:table-cell table:style-name="ce1" table:formula="of:=AVERAGE([.C3:.C12])" office:value-type="float" office:value="30.4372120627177" calcext:value-type="float">
            <text:p>30.4372120627177</text:p>
          </table:table-cell>
          <table:table-cell table:style-name="ce1" table:formula="of:=AVERAGE([.D3:.D12])" office:value-type="float" office:value="-0.00520428160791413" calcext:value-type="float">
            <text:p>-0.005204281607914</text:p>
          </table:table-cell>
          <table:table-cell table:style-name="ce1" table:formula="of:=AVERAGE([.E3:.E12])" office:value-type="float" office:value="31.754071526192" calcext:value-type="float">
            <text:p>31.754071526192</text:p>
          </table:table-cell>
          <table:table-cell table:style-name="ce1" table:formula="of:=AVERAGE([.F3:.F12])" office:value-type="float" office:value="-0.0225576339105387" calcext:value-type="float">
            <text:p>-0.0225576339105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55</text:p>
          </table:table-cell>
          <table:table-cell office:value-type="string" calcext:value-type="string">
            <text:p>With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22.0459298054706" calcext:value-type="float">
            <text:p>22.0459298054706</text:p>
          </table:table-cell>
          <table:table-cell table:style-name="ce2" office:value-type="float" office:value="-0.000675511349735118" calcext:value-type="float">
            <text:p>-6.76E-04</text:p>
          </table:table-cell>
          <table:table-cell office:value-type="float" office:value="23.0056788040748" calcext:value-type="float">
            <text:p>23.0056788040748</text:p>
          </table:table-cell>
          <table:table-cell office:value-type="float" office:value="-0.116870854789013" calcext:value-type="float">
            <text:p>-0.116870854789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22.435873808267" calcext:value-type="float">
            <text:p>22.435873808267</text:p>
          </table:table-cell>
          <table:table-cell office:value-type="float" office:value="-0.00758240940466005" calcext:value-type="float">
            <text:p>-0.00758240940466</text:p>
          </table:table-cell>
          <table:table-cell office:value-type="float" office:value="23.8801176823737" calcext:value-type="float">
            <text:p>23.8801176823737</text:p>
          </table:table-cell>
          <table:table-cell office:value-type="float" office:value="-0.0368729157160871" calcext:value-type="float">
            <text:p>-0.036872915716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22.5977668228651" calcext:value-type="float">
            <text:p>22.5977668228651</text:p>
          </table:table-cell>
          <table:table-cell office:value-type="float" office:value="-0.00307219573751175" calcext:value-type="float">
            <text:p>-0.003072195737512</text:p>
          </table:table-cell>
          <table:table-cell office:value-type="float" office:value="23.9256006616992" calcext:value-type="float">
            <text:p>23.9256006616992</text:p>
          </table:table-cell>
          <table:table-cell office:value-type="float" office:value="-0.0938010067379068" calcext:value-type="float">
            <text:p>-0.0938010067379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21.8095090326" calcext:value-type="float">
            <text:p>21.8095090326</text:p>
          </table:table-cell>
          <table:table-cell office:value-type="float" office:value="-0.00442989203606938" calcext:value-type="float">
            <text:p>-0.004429892036069</text:p>
          </table:table-cell>
          <table:table-cell office:value-type="float" office:value="22.5715430322995" calcext:value-type="float">
            <text:p>22.5715430322995</text:p>
          </table:table-cell>
          <table:table-cell office:value-type="float" office:value="0.0497277467431109" calcext:value-type="float">
            <text:p>0.049727746743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22.174966126798" calcext:value-type="float">
            <text:p>22.174966126798</text:p>
          </table:table-cell>
          <table:table-cell table:style-name="ce2" office:value-type="float" office:value="-0.00746923849678159" calcext:value-type="float">
            <text:p>-7.47E-03</text:p>
          </table:table-cell>
          <table:table-cell office:value-type="float" office:value="23.1461130326024" calcext:value-type="float">
            <text:p>23.1461130326024</text:p>
          </table:table-cell>
          <table:table-cell office:value-type="float" office:value="0.133264623377573" calcext:value-type="float">
            <text:p>0.1332646233775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" calcext:value-type="float">
            <text:p>0.96</text:p>
          </table:table-cell>
          <table:table-cell office:value-type="float" office:value="22.2360683379526" calcext:value-type="float">
            <text:p>22.2360683379526</text:p>
          </table:table-cell>
          <table:table-cell office:value-type="float" office:value="-0.00674050704128302" calcext:value-type="float">
            <text:p>-0.006740507041283</text:p>
          </table:table-cell>
          <table:table-cell office:value-type="float" office:value="22.6937637078511" calcext:value-type="float">
            <text:p>22.6937637078511</text:p>
          </table:table-cell>
          <table:table-cell office:value-type="float" office:value="-0.0298179536183494" calcext:value-type="float">
            <text:p>-0.02981795361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.96</text:p>
          </table:table-cell>
          <table:table-cell office:value-type="float" office:value="21.696269767431" calcext:value-type="float">
            <text:p>21.696269767431</text:p>
          </table:table-cell>
          <table:table-cell office:value-type="float" office:value="-0.00696987735515955" calcext:value-type="float">
            <text:p>-0.00696987735516</text:p>
          </table:table-cell>
          <table:table-cell office:value-type="float" office:value="22.8846451232967" calcext:value-type="float">
            <text:p>22.8846451232967</text:p>
          </table:table-cell>
          <table:table-cell office:value-type="float" office:value="0.0330732445315479" calcext:value-type="float">
            <text:p>0.033073244531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22.8083646457544" calcext:value-type="float">
            <text:p>22.8083646457544</text:p>
          </table:table-cell>
          <table:table-cell office:value-type="float" office:value="-0.000755009211962327" calcext:value-type="float">
            <text:p>-0.000755009211962</text:p>
          </table:table-cell>
          <table:table-cell office:value-type="float" office:value="23.1464254939346" calcext:value-type="float">
            <text:p>23.1464254939346</text:p>
          </table:table-cell>
          <table:table-cell office:value-type="float" office:value="-0.0923294219152052" calcext:value-type="float">
            <text:p>-0.09232942191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" calcext:value-type="float">
            <text:p>0.96</text:p>
          </table:table-cell>
          <table:table-cell office:value-type="float" office:value="22.5966871360583" calcext:value-type="float">
            <text:p>22.5966871360583</text:p>
          </table:table-cell>
          <table:table-cell table:style-name="ce2" office:value-type="float" office:value="-0.00427883922915598" calcext:value-type="float">
            <text:p>-4.28E-03</text:p>
          </table:table-cell>
          <table:table-cell office:value-type="float" office:value="23.0438079005951" calcext:value-type="float">
            <text:p>23.0438079005951</text:p>
          </table:table-cell>
          <table:table-cell office:value-type="float" office:value="0.0256985370349413" calcext:value-type="float">
            <text:p>0.025698537034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22.2457472980613" calcext:value-type="float">
            <text:p>22.2457472980613</text:p>
          </table:table-cell>
          <table:table-cell office:value-type="float" office:value="-0.00372320024935627" calcext:value-type="float">
            <text:p>-0.003723200249356</text:p>
          </table:table-cell>
          <table:table-cell office:value-type="float" office:value="22.8775086647451" calcext:value-type="float">
            <text:p>22.8775086647451</text:p>
          </table:table-cell>
          <table:table-cell office:value-type="float" office:value="0.052472698039163" calcext:value-type="float">
            <text:p>0.05247269803916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7:.B26])" office:value-type="float" office:value="0.959" calcext:value-type="float">
            <text:p>0.959</text:p>
          </table:table-cell>
          <table:table-cell table:style-name="ce1" table:formula="of:=AVERAGE([.C17:.C26])" office:value-type="float" office:value="22.2647182781258" calcext:value-type="float">
            <text:p>22.2647182781258</text:p>
          </table:table-cell>
          <table:table-cell table:style-name="ce1" table:formula="of:=AVERAGE([.D17:.D26])" office:value-type="float" office:value="-0.0045696680111675" calcext:value-type="float">
            <text:p>-0.004569668011168</text:p>
          </table:table-cell>
          <table:table-cell table:style-name="ce1" table:formula="of:=AVERAGE([.E17:.E26])" office:value-type="float" office:value="23.1175204103472" calcext:value-type="float">
            <text:p>23.1175204103472</text:p>
          </table:table-cell>
          <table:table-cell table:style-name="ce1" table:formula="of:=AVERAGE([.F17:.F26])" office:value-type="float" office:value="-0.00754553030502259" calcext:value-type="float">
            <text:p>-0.0075455303050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47</text:p>
          </table:table-cell>
          <table:table-cell office:value-type="string" calcext:value-type="string">
            <text:p>w/o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98.6419738054391" calcext:value-type="float">
            <text:p>98.6419738054391</text:p>
          </table:table-cell>
          <table:table-cell office:value-type="float" office:value="0.00755832952568962" calcext:value-type="float">
            <text:p>0.00755832952569</text:p>
          </table:table-cell>
          <table:table-cell office:value-type="float" office:value="104.029967073879" calcext:value-type="float">
            <text:p>104.029967073879</text:p>
          </table:table-cell>
          <table:table-cell office:value-type="float" office:value="0.301607526546644" calcext:value-type="float">
            <text:p>0.301607526546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97.0370770852463" calcext:value-type="float">
            <text:p>97.0370770852463</text:p>
          </table:table-cell>
          <table:table-cell office:value-type="float" office:value="0.0062398977572683" calcext:value-type="float">
            <text:p>0.006239897757268</text:p>
          </table:table-cell>
          <table:table-cell office:value-type="float" office:value="99.948024047647" calcext:value-type="float">
            <text:p>99.948024047647</text:p>
          </table:table-cell>
          <table:table-cell office:value-type="float" office:value="-0.0606631305405349" calcext:value-type="float">
            <text:p>-0.060663130540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97.3632965985221" calcext:value-type="float">
            <text:p>97.3632965985221</text:p>
          </table:table-cell>
          <table:table-cell office:value-type="float" office:value="-0.0211279319887403" calcext:value-type="float">
            <text:p>-0.02112793198874</text:p>
          </table:table-cell>
          <table:table-cell office:value-type="float" office:value="100.222462400281" calcext:value-type="float">
            <text:p>100.222462400281</text:p>
          </table:table-cell>
          <table:table-cell office:value-type="float" office:value="0.0807612993486468" calcext:value-type="float">
            <text:p>0.080761299348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97.3427114558791" calcext:value-type="float">
            <text:p>97.3427114558791</text:p>
          </table:table-cell>
          <table:table-cell office:value-type="float" office:value="-0.00950116427588521" calcext:value-type="float">
            <text:p>-0.009501164275885</text:p>
          </table:table-cell>
          <table:table-cell office:value-type="float" office:value="101.802713182916" calcext:value-type="float">
            <text:p>101.802713182916</text:p>
          </table:table-cell>
          <table:table-cell office:value-type="float" office:value="-0.0424431485303831" calcext:value-type="float">
            <text:p>-0.042443148530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94.2075633531814" calcext:value-type="float">
            <text:p>94.2075633531814</text:p>
          </table:table-cell>
          <table:table-cell table:style-name="ce2" office:value-type="float" office:value="-0.00965982417089939" calcext:value-type="float">
            <text:p>-9.66E-03</text:p>
          </table:table-cell>
          <table:table-cell office:value-type="float" office:value="99.9662755486373" calcext:value-type="float">
            <text:p>99.9662755486373</text:p>
          </table:table-cell>
          <table:table-cell office:value-type="float" office:value="-0.72866150905787" calcext:value-type="float">
            <text:p>-0.72866150905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98.02638004852" calcext:value-type="float">
            <text:p>98.02638004852</text:p>
          </table:table-cell>
          <table:table-cell office:value-type="float" office:value="-0.0485866446024198" calcext:value-type="float">
            <text:p>-0.04858664460242</text:p>
          </table:table-cell>
          <table:table-cell office:value-type="float" office:value="101.648741948929" calcext:value-type="float">
            <text:p>101.648741948929</text:p>
          </table:table-cell>
          <table:table-cell office:value-type="float" office:value="0.408503675987725" calcext:value-type="float">
            <text:p>0.408503675987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.56</text:p>
          </table:table-cell>
          <table:table-cell office:value-type="float" office:value="97.0889485153485" calcext:value-type="float">
            <text:p>97.0889485153485</text:p>
          </table:table-cell>
          <table:table-cell office:value-type="float" office:value="0.00680913727126972" calcext:value-type="float">
            <text:p>0.00680913727127</text:p>
          </table:table-cell>
          <table:table-cell office:value-type="float" office:value="100.873299974361" calcext:value-type="float">
            <text:p>100.873299974361</text:p>
          </table:table-cell>
          <table:table-cell office:value-type="float" office:value="0.00827035764136604" calcext:value-type="float">
            <text:p>0.008270357641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96.9127366566345" calcext:value-type="float">
            <text:p>96.9127366566345</text:p>
          </table:table-cell>
          <table:table-cell office:value-type="float" office:value="-0.00441651789113139" calcext:value-type="float">
            <text:p>-0.004416517891131</text:p>
          </table:table-cell>
          <table:table-cell office:value-type="float" office:value="102.232752685243" calcext:value-type="float">
            <text:p>102.232752685243</text:p>
          </table:table-cell>
          <table:table-cell office:value-type="float" office:value="0.167762612418933" calcext:value-type="float">
            <text:p>0.167762612418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.54</text:p>
          </table:table-cell>
          <table:table-cell office:value-type="float" office:value="99.3012086941726" calcext:value-type="float">
            <text:p>99.3012086941726</text:p>
          </table:table-cell>
          <table:table-cell office:value-type="float" office:value="-0.026690771020661" calcext:value-type="float">
            <text:p>-0.026690771020661</text:p>
          </table:table-cell>
          <table:table-cell office:value-type="float" office:value="102.271551458375" calcext:value-type="float">
            <text:p>102.271551458375</text:p>
          </table:table-cell>
          <table:table-cell office:value-type="float" office:value="0.204379463732292" calcext:value-type="float">
            <text:p>0.2043794637322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96.9529792313305" calcext:value-type="float">
            <text:p>96.9529792313305</text:p>
          </table:table-cell>
          <table:table-cell office:value-type="float" office:value="-0.0196056018077716" calcext:value-type="float">
            <text:p>-0.019605601807772</text:p>
          </table:table-cell>
          <table:table-cell office:value-type="float" office:value="102.250849717454" calcext:value-type="float">
            <text:p>102.250849717454</text:p>
          </table:table-cell>
          <table:table-cell office:value-type="float" office:value="-0.492921986054314" calcext:value-type="float">
            <text:p>-0.492921986054314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1:.B40])" office:value-type="float" office:value="0.555" calcext:value-type="float">
            <text:p>0.555</text:p>
          </table:table-cell>
          <table:table-cell table:style-name="ce1" table:formula="of:=AVERAGE([.C31:.C40])" office:value-type="float" office:value="97.2874875444274" calcext:value-type="float">
            <text:p>97.2874875444274</text:p>
          </table:table-cell>
          <table:table-cell table:style-name="ce1" table:formula="of:=AVERAGE([.D31:.D40])" office:value-type="float" office:value="-0.0118981091203281" calcext:value-type="float">
            <text:p>-0.011898109120328</text:p>
          </table:table-cell>
          <table:table-cell table:style-name="ce1" table:formula="of:=AVERAGE([.E31:.E40])" office:value-type="float" office:value="101.524663803772" calcext:value-type="float">
            <text:p>101.524663803772</text:p>
          </table:table-cell>
          <table:table-cell table:style-name="ce1" table:formula="of:=AVERAGE([.F31:.F40])" office:value-type="float" office:value="-0.0153404838507495" calcext:value-type="float">
            <text:p>-0.015340483850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OD 055</text:p>
          </table:table-cell>
          <table:table-cell office:value-type="string" calcext:value-type="string">
            <text:p>w/o 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Fold</text:p>
          </table:table-cell>
          <table:table-cell office:value-type="string" calcext:value-type="string">
            <text:p>Training R2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Train MB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73.4883500260044" calcext:value-type="float">
            <text:p>73.4883500260044</text:p>
          </table:table-cell>
          <table:table-cell table:style-name="ce2" office:value-type="float" office:value="-0.0155004602472149" calcext:value-type="float">
            <text:p>-1.55E-02</text:p>
          </table:table-cell>
          <table:table-cell office:value-type="float" office:value="76.0254817601907" calcext:value-type="float">
            <text:p>76.0254817601907</text:p>
          </table:table-cell>
          <table:table-cell office:value-type="float" office:value="-0.0861470317192998" calcext:value-type="float">
            <text:p>-0.0861470317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71.2463469049319" calcext:value-type="float">
            <text:p>71.2463469049319</text:p>
          </table:table-cell>
          <table:table-cell office:value-type="float" office:value="-0.00672513336609253" calcext:value-type="float">
            <text:p>-0.006725133366093</text:p>
          </table:table-cell>
          <table:table-cell office:value-type="float" office:value="75.2024398228899" calcext:value-type="float">
            <text:p>75.2024398228899</text:p>
          </table:table-cell>
          <table:table-cell office:value-type="float" office:value="0.0993192439804414" calcext:value-type="float">
            <text:p>0.099319243980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  <table:table-cell office:value-type="float" office:value="70.4779412815154" calcext:value-type="float">
            <text:p>70.4779412815154</text:p>
          </table:table-cell>
          <table:table-cell office:value-type="float" office:value="-0.0360348377012692" calcext:value-type="float">
            <text:p>-0.036034837701269</text:p>
          </table:table-cell>
          <table:table-cell office:value-type="float" office:value="73.8906713443673" calcext:value-type="float">
            <text:p>73.8906713443673</text:p>
          </table:table-cell>
          <table:table-cell office:value-type="float" office:value="0.0118802652111336" calcext:value-type="float">
            <text:p>0.011880265211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71.2563437682319" calcext:value-type="float">
            <text:p>71.2563437682319</text:p>
          </table:table-cell>
          <table:table-cell office:value-type="float" office:value="-0.014866716777927" calcext:value-type="float">
            <text:p>-0.014866716777927</text:p>
          </table:table-cell>
          <table:table-cell office:value-type="float" office:value="74.51064773157" calcext:value-type="float">
            <text:p>74.51064773157</text:p>
          </table:table-cell>
          <table:table-cell office:value-type="float" office:value="-0.663673131307097" calcext:value-type="float">
            <text:p>-0.663673131307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70.3762576440437" calcext:value-type="float">
            <text:p>70.3762576440437</text:p>
          </table:table-cell>
          <table:table-cell table:style-name="ce2" office:value-type="float" office:value="-0.00433300264930275" calcext:value-type="float">
            <text:p>-4.33E-03</text:p>
          </table:table-cell>
          <table:table-cell office:value-type="float" office:value="74.1446279612764" calcext:value-type="float">
            <text:p>74.1446279612764</text:p>
          </table:table-cell>
          <table:table-cell office:value-type="float" office:value="-0.298905538248012" calcext:value-type="float">
            <text:p>-0.298905538248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71.6858775465366" calcext:value-type="float">
            <text:p>71.6858775465366</text:p>
          </table:table-cell>
          <table:table-cell office:value-type="float" office:value="0.00394509442754893" calcext:value-type="float">
            <text:p>0.003945094427549</text:p>
          </table:table-cell>
          <table:table-cell office:value-type="float" office:value="74.5510810270654" calcext:value-type="float">
            <text:p>74.5510810270654</text:p>
          </table:table-cell>
          <table:table-cell office:value-type="float" office:value="-0.259802400018684" calcext:value-type="float">
            <text:p>-0.2598024000186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.56</text:p>
          </table:table-cell>
          <table:table-cell office:value-type="float" office:value="71.2759333453711" calcext:value-type="float">
            <text:p>71.2759333453711</text:p>
          </table:table-cell>
          <table:table-cell office:value-type="float" office:value="-0.0215399631952128" calcext:value-type="float">
            <text:p>-0.021539963195213</text:p>
          </table:table-cell>
          <table:table-cell office:value-type="float" office:value="75.8750759159155" calcext:value-type="float">
            <text:p>75.8750759159155</text:p>
          </table:table-cell>
          <table:table-cell office:value-type="float" office:value="-0.116197032052936" calcext:value-type="float">
            <text:p>-0.116197032052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73.4232539299344" calcext:value-type="float">
            <text:p>73.4232539299344</text:p>
          </table:table-cell>
          <table:table-cell office:value-type="float" office:value="-0.0236960229018126" calcext:value-type="float">
            <text:p>-0.023696022901813</text:p>
          </table:table-cell>
          <table:table-cell office:value-type="float" office:value="75.3627774309465" calcext:value-type="float">
            <text:p>75.3627774309465</text:p>
          </table:table-cell>
          <table:table-cell office:value-type="float" office:value="0.228319985129445" calcext:value-type="float">
            <text:p>0.228319985129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.54</text:p>
          </table:table-cell>
          <table:table-cell office:value-type="float" office:value="72.3342517997939" calcext:value-type="float">
            <text:p>72.3342517997939</text:p>
          </table:table-cell>
          <table:table-cell table:style-name="ce2" office:value-type="float" office:value="-0.0164800419926782" calcext:value-type="float">
            <text:p>-1.65E-02</text:p>
          </table:table-cell>
          <table:table-cell office:value-type="float" office:value="76.8659780919322" calcext:value-type="float">
            <text:p>76.8659780919322</text:p>
          </table:table-cell>
          <table:table-cell office:value-type="float" office:value="-0.401446598737842" calcext:value-type="float">
            <text:p>-0.401446598737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70.8395704681401" calcext:value-type="float">
            <text:p>70.8395704681401</text:p>
          </table:table-cell>
          <table:table-cell office:value-type="float" office:value="-0.00729136183554096" calcext:value-type="float">
            <text:p>-0.007291361835541</text:p>
          </table:table-cell>
          <table:table-cell office:value-type="float" office:value="74.8968176394235" calcext:value-type="float">
            <text:p>74.8968176394235</text:p>
          </table:table-cell>
          <table:table-cell office:value-type="float" office:value="-0.1351011943227" calcext:value-type="float">
            <text:p>-0.1351011943227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45:.B54])" office:value-type="float" office:value="0.553" calcext:value-type="float">
            <text:p>0.553</text:p>
          </table:table-cell>
          <table:table-cell table:style-name="ce1" table:formula="of:=AVERAGE([.C45:.C54])" office:value-type="float" office:value="71.6404126714503" calcext:value-type="float">
            <text:p>71.6404126714503</text:p>
          </table:table-cell>
          <table:table-cell table:style-name="ce1" table:formula="of:=AVERAGE([.D45:.D54])" office:value-type="float" office:value="-0.0142522446239502" calcext:value-type="float">
            <text:p>-0.01425224462395</text:p>
          </table:table-cell>
          <table:table-cell table:style-name="ce1" table:formula="of:=AVERAGE([.E45:.E54])" office:value-type="float" office:value="75.1325598725577" calcext:value-type="float">
            <text:p>75.1325598725577</text:p>
          </table:table-cell>
          <table:table-cell table:style-name="ce1" table:formula="of:=AVERAGE([.F45:.F54])" office:value-type="float" office:value="-0.162175343208555" calcext:value-type="float">
            <text:p>-0.162175343208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10:08:52.355432080</meta:creation-date>
    <meta:generator>LibreOffice/6.4.7.2$Linux_X86_64 LibreOffice_project/40$Build-2</meta:generator>
    <dc:date>2024-02-14T14:22:05.662197652</dc:date>
    <meta:editing-duration>P6DT12H46M31S</meta:editing-duration>
    <meta:editing-cycles>3</meta:editing-cycles>
    <meta:document-statistic meta:table-count="2" meta:cell-count="600" meta:object-count="0"/>
  </office:meta>
</office:document-meta>
</file>